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4000001385FA7CDA984317E9F.png" manifest:media-type="image/png"/>
  <manifest:file-entry manifest:full-path="Pictures/10000001000003DB000000CFE373A26E8BC2BA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background-color="#ffbf00"/>
    </style:style>
    <style:style style:name="T1" style:family="text">
      <style:text-properties fo:font-size="32pt" officeooo:rsid="000f012c" style:font-size-asian="28pt" style:font-size-complex="32pt"/>
    </style:style>
    <style:style style:name="T2" style:family="text">
      <style:text-properties fo:font-size="32pt" officeooo:rsid="000f012c" style:font-size-asian="28pt" style:font-size-complex="32pt"/>
    </style:style>
    <style:style style:name="T3" style:family="text">
      <style:text-properties fo:font-size="32pt" officeooo:rsid="000f012c" fo:background-color="#ffbf00" loext:char-shading-value="0" style:font-size-asian="28pt" style:font-size-complex="32pt"/>
    </style:style>
    <style:style style:name="T4" style:family="text">
      <style:text-properties fo:font-size="32pt" officeooo:rsid="000f012c" fo:background-color="#ffbf00" loext:char-shading-value="0" style:font-size-asian="28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p-3 Git</text:span><draw:frame draw:style-name="fr1" draw:name="Imagen1" text:anchor-type="char" svg:x="-0.471cm" svg:y="3.351cm" svg:width="17.572cm" svg:height="5.911cm" draw:z-index="0"><draw:image xlink:href="Pictures/10000001000003DB000000CFE373A26E8BC2BAF0.png" xlink:type="simple" xlink:show="embed" xlink:actuate="onLoad" draw:mime-type="image/png"/></draw:frame><draw:frame draw:style-name="fr1" draw:name="Imagen2" text:anchor-type="char" svg:x="-0.473cm" svg:y="10.084cm" svg:width="17cm" svg:height="5.412cm" draw:z-index="1"><draw:image xlink:href="Pictures/10000001000003D4000001385FA7CDA984317E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9T18:16:18.377000000</meta:creation-date>
    <dc:date>2026-04-09T18:22:26.701000000</dc:date>
    <meta:editing-duration>PT6M18S</meta:editing-duration>
    <meta:editing-cycles>1</meta:editing-cycles>
    <meta:document-statistic meta:table-count="0" meta:image-count="2" meta:object-count="0" meta:page-count="1" meta:paragraph-count="1" meta:word-count="2" meta:character-count="8" meta:non-whitespace-character-count="7"/>
    <meta:generator>LibreOffice/7.3.3.2$Windows_X86_64 LibreOffice_project/d1d0ea68f081ee2800a922cac8f79445e4603348</meta:generator>
  </office:meta>
</office:document-meta>
</file>